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4d641" style:font-size-asian="14pt" style:font-weight-asian="normal" style:font-size-complex="14pt" style:font-weight-complex="normal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24d641" officeooo:paragraph-rsid="0024d641" style:font-size-asian="14pt" style:font-weight-asian="bold" style:font-size-complex="14pt" style:font-weight-complex="bold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25883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4d641" officeooo:paragraph-rsid="0024d641"/>
    </style:style>
    <style:style style:name="P3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4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35" style:family="paragraph" style:parent-style-name="Основной_20_текст_20__28_2_29_" style:master-page-name="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 fo:hyphenate="false" fo:hyphenation-remain-char-count="2" fo:hyphenation-push-char-count="2" loext:hyphenation-no-caps="false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24d641" officeooo:paragraph-rsid="0024d641" style:font-weight-asian="normal" style:font-weight-complex="normal" fo:hyphenate="false" fo:hyphenation-remain-char-count="2" fo:hyphenation-push-char-count="2" loext:hyphenation-no-caps="false"/>
    </style:style>
    <style:style style:name="P38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4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4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2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4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4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45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rsid="002d3e32" officeooo:paragraph-rsid="002d3e32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4d641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7" style:family="text">
      <style:text-properties officeooo:rsid="001ce55d"/>
    </style:style>
    <style:style style:name="T8" style:family="text">
      <style:text-properties officeooo:rsid="0024d641"/>
    </style:style>
    <style:style style:name="T9" style:family="text">
      <style:text-properties officeooo:rsid="002a0933"/>
    </style:style>
    <style:style style:name="T10" style:family="text">
      <style:text-properties officeooo:rsid="002d3e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ИСТЕРСТВО НАУКИ И ВЫСШЕГО ОБРАЗОВАНИЯ РОССИЙСКОЙ ФЕДЕРАЦИИ</text:p>
      <text:p text:style-name="P44">федеральное государственное автономное образовательное учреждение высшего образования</text:p>
      <text:p text:style-name="P43">«САНКТ-ПЕТЕРБУРГСКИЙ ГОСУДАРСТВЕННЫЙ УНИВЕРСИТЕТ </text:p>
      <text:p text:style-name="P43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40">ОТЧЁТ</text:p>
      <text:p text:style-name="P41">ЗАЩИЩЁН С ОЦЕНКОЙ</text:p>
      <text:p text:style-name="P42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ассистент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Кочин <text:span text:style-name="T8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8"/>
      <text:p text:style-name="P17">Отчёт по лабораторной работе №<text:span text:style-name="T10">3</text:span></text:p>
      <text:p text:style-name="P46"/>
      <text:p text:style-name="P18"/>
      <text:p text:style-name="P15">по курсу: Технология разработки серверных информационных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5"/>
      <text:p text:style-name="P25"/>
      <text:p text:style-name="P31"/>
      <text:p text:style-name="P31"/>
      <text:p text:style-name="P31"/>
      <text:p text:style-name="P31"/>
      <text:p text:style-name="P39"/>
      <text:p text:style-name="P39"/>
      <text:p text:style-name="P19">Санкт-Петербург </text:p>
      <text:p text:style-name="P20">202<text:span text:style-name="T7">1</text:span></text:p>
      <text:p text:style-name="P21"><text:soft-page-break/></text:p>
      <text:p text:style-name="P26"><text:span text:style-name="T4">1. </text:span><text:span text:style-name="T2">Цель работы</text:span><text:span text:style-name="T3">:</text:span></text:p>
      <text:p text:style-name="P26"><text:span text:style-name="T5"><text:tab/>Разработка простого AJAX приложения Spring</text:span></text:p>
      <text:p text:style-name="P23"/>
      <text:p text:style-name="P32"><text:span text:style-name="T2">2. </text:span><text:span text:style-name="T3">В</text:span><text:span text:style-name="T2">ариант:</text:span></text:p>
      <text:p text:style-name="P22"><text:tab/>9. Складской учёт.</text:p>
      <text:p text:style-name="P22"/>
      <text:p text:style-name="P24">3. Описание:</text:p>
      <text:p text:style-name="P34">Функциональные требования к системе складского учёта:</text:p>
      <text:p text:style-name="P35"><text:tab/>Возможность добавлять новые помещения</text:p>
      <text:p text:style-name="P37"><text:span text:style-name="T1"><text:tab/></text:span><text:span text:style-name="T6">Возможность удалять помещения </text:span></text:p>
      <text:p text:style-name="P36"><text:tab/>Возможность просмотра всех имеющихся помещений</text:p>
      <text:p text:style-name="P36"><text:tab/>Возможность добавлять объекты в помещения </text:p>
      <text:p text:style-name="P36"><text:tab/>Возможность удалять объекты из помещений</text:p>
      <text:p text:style-name="P36"><text:tab/>Возможность просмотра всех предметов в помещении</text:p>
      <text:p text:style-name="P27"/>
      <text:p text:style-name="P29">4. Вывод:</text:p>
      <text:p text:style-name="P28"><text:tab/>В ходе выполнение лабораторной работы было создано приложение на языке kotlin с использованием технологии сервлетов. В качестве сервера использовано tomcat 9.0.53.</text:p>
      <text:p text:style-name="P33">Приложение 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1T16:32:00</meta:creation-date>
    <meta:initial-creator>User1</meta:initial-creator>
    <dc:language>ru-RU</dc:language>
    <meta:print-date>2019-12-06T16:31:00</meta:print-date>
    <dc:date>2021-11-12T16:37:25.739453364</dc:date>
    <meta:editing-cycles>32</meta:editing-cycles>
    <meta:editing-duration>PT4H29M32S</meta:editing-duration>
    <meta:generator>LibreOffice/7.1.6.2.0$Linux_X86_64 LibreOffice_project/10$Build-2</meta:generator>
    <meta:document-statistic meta:table-count="2" meta:image-count="0" meta:object-count="0" meta:page-count="3" meta:paragraph-count="38" meta:word-count="143" meta:character-count="1173" meta:non-whitespace-character-count="10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